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1921" officeooo:paragraph-rsid="001c1921" style:font-weight-asian="bold" style:font-weight-complex="bold"/>
    </style:style>
    <style:style style:name="P2" style:family="paragraph" style:parent-style-name="Standard">
      <style:text-properties fo:font-size="14pt" fo:font-weight="bold" officeooo:rsid="001c1921" officeooo:paragraph-rsid="001c1921" style:font-weight-asian="bold" style:font-weight-complex="bold"/>
    </style:style>
    <style:style style:name="P3" style:family="paragraph" style:parent-style-name="Standard">
      <style:text-properties fo:font-size="14pt" fo:font-weight="bold" officeooo:rsid="001c1921" officeooo:paragraph-rsid="0021daea" style:font-weight-asian="bold" style:font-weight-complex="bold"/>
    </style:style>
    <style:style style:name="P4" style:family="paragraph" style:parent-style-name="Standard">
      <style:text-properties fo:font-size="14pt" fo:font-weight="bold" officeooo:rsid="001d91f4" officeooo:paragraph-rsid="001d91f4" style:font-weight-asian="bold" style:font-weight-complex="bold"/>
    </style:style>
    <style:style style:name="P5" style:family="paragraph" style:parent-style-name="Standard">
      <style:text-properties fo:font-size="14pt" fo:font-weight="normal" officeooo:rsid="001c1921" officeooo:paragraph-rsid="001c1921" style:font-weight-asian="normal" style:font-weight-complex="normal"/>
    </style:style>
    <style:style style:name="P6" style:family="paragraph" style:parent-style-name="Standard">
      <style:text-properties fo:font-size="14pt" fo:font-weight="normal" officeooo:rsid="001d91f4" officeooo:paragraph-rsid="001d91f4" style:font-weight-asian="normal" style:font-weight-complex="normal"/>
    </style:style>
    <style:style style:name="P7" style:family="paragraph" style:parent-style-name="Standard">
      <style:text-properties fo:font-size="14pt" fo:font-weight="normal" officeooo:rsid="0021daea" officeooo:paragraph-rsid="0021daea" style:font-weight-asian="normal" style:font-weight-complex="normal"/>
    </style:style>
    <style:style style:name="P8" style:family="paragraph" style:parent-style-name="Standard">
      <style:text-properties fo:font-weight="normal" officeooo:rsid="001c1921" officeooo:paragraph-rsid="001c1921" style:font-weight-asian="normal" style:font-weight-complex="normal"/>
    </style:style>
    <style:style style:name="T1" style:family="text">
      <style:text-properties officeooo:rsid="0021daea"/>
    </style:style>
    <style:style style:name="T2" style:family="text">
      <style:text-properties fo:font-weight="normal" officeooo:rsid="0021dae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Assessment programs</text:p>
      <text:p text:style-name="P1"/>
      <text:p text:style-name="P1">Program_1:</text:p>
      <text:p text:style-name="P1"><text:tab/></text:p>
      <text:p text:style-name="P8">#include&lt;stdio.h&gt;</text:p>
      <text:p text:style-name="P8">#include&lt;stdlib.h&gt;</text:p>
      <text:p text:style-name="P8">#include&lt;math.h&gt;</text:p>
      <text:p text:style-name="P8"/>
      <text:p text:style-name="P8">struct triangle</text:p>
      <text:p text:style-name="P8">{</text:p>
      <text:p text:style-name="P8"><text:tab/>int a,b,c;</text:p>
      <text:p text:style-name="P8">};</text:p>
      <text:p text:style-name="P8"/>
      <text:p text:style-name="P8">typedef struct triangle triangle;</text:p>
      <text:p text:style-name="P8"/>
      <text:p text:style-name="P8">int * sort(int *s,int n)</text:p>
      <text:p text:style-name="P8">{</text:p>
      <text:p text:style-name="P8"><text:tab/>int temp;</text:p>
      <text:p text:style-name="P8"><text:tab/>for(int i=0;i&lt;n-1;i++)</text:p>
      <text:p text:style-name="P8"><text:tab/>{</text:p>
      <text:p text:style-name="P8"><text:tab/><text:tab/>for(int j=0;j&lt;n-i-1;j++)</text:p>
      <text:p text:style-name="P8"><text:tab/><text:tab/>{</text:p>
      <text:p text:style-name="P8"><text:tab/><text:tab/><text:tab/>if(s[j]&gt;s[j+1])</text:p>
      <text:p text:style-name="P8"><text:tab/><text:tab/><text:tab/>{</text:p>
      <text:p text:style-name="P8"><text:tab/><text:tab/><text:tab/><text:tab/>temp=s[j];</text:p>
      <text:p text:style-name="P8"><text:tab/><text:tab/><text:tab/><text:tab/>s[j]=s[j+1];</text:p>
      <text:p text:style-name="P8"><text:tab/><text:tab/><text:tab/><text:tab/>s[j+1]=temp;</text:p>
      <text:p text:style-name="P8"><text:tab/><text:tab/><text:tab/>}</text:p>
      <text:p text:style-name="P8"><text:tab/><text:tab/>}</text:p>
      <text:p text:style-name="P8"><text:tab/>}</text:p>
      <text:p text:style-name="P8"><text:tab/>return s;</text:p>
      <text:p text:style-name="P8">}</text:p>
      <text:p text:style-name="P8"/>
      <text:p text:style-name="P8">void sort_by_area(triangle* tr, int n) </text:p>
      <text:p text:style-name="P8">{</text:p>
      <text:p text:style-name="P8"><text:tab/>int *s,buf[n];</text:p>
      <text:p text:style-name="P8"><text:tab/>s=(int*)malloc(sizeof(int)*n);</text:p>
      <text:p text:style-name="P8"><text:tab/>for(int i=0;i&lt;n;i++)</text:p>
      <text:p text:style-name="P8"><text:tab/>{</text:p>
      <text:p text:style-name="P8"><text:tab/><text:tab/>int x=(tr[i].a+tr[i].b+tr[i].c)/2;</text:p>
      <text:p text:style-name="P8"><text:tab/><text:tab/>s[i]=sqrt(x*(x-tr[i].a)*(x-tr[i].b)*(x-tr[i].c));</text:p>
      <text:p text:style-name="P8"><text:tab/><text:tab/>buf[i]=s[i];</text:p>
      <text:p text:style-name="P8"><text:tab/>}</text:p>
      <text:p text:style-name="P8"><text:tab/>s=sort(s,n);</text:p>
      <text:p text:style-name="P8"><text:tab/>for(int i=0;i&lt;n;i++)</text:p>
      <text:p text:style-name="P8"><text:tab/>{</text:p>
      <text:p text:style-name="P8"><text:tab/><text:tab/>for(int j=0;j&lt;n;j++)</text:p>
      <text:p text:style-name="P8"><text:tab/><text:tab/>{</text:p>
      <text:p text:style-name="P8"><text:tab/><text:tab/><text:tab/>if(s[j]==buf[i])</text:p>
      <text:p text:style-name="P8"><text:tab/><text:tab/><text:tab/>{</text:p>
      <text:p text:style-name="P8"><text:tab/><text:tab/><text:tab/><text:tab/>printf("%d %d %d\n",tr[j].a,tr[j].b,tr[j].c);</text:p>
      <text:p text:style-name="P8"><text:tab/><text:tab/><text:tab/>}</text:p>
      <text:p text:style-name="P8"><text:soft-page-break/><text:tab/><text:tab/>}</text:p>
      <text:p text:style-name="P8"><text:tab/>}</text:p>
      <text:p text:style-name="P8">}</text:p>
      <text:p text:style-name="P8">int main()</text:p>
      <text:p text:style-name="P8">{</text:p>
      <text:p text:style-name="P8"><text:tab/>int n;</text:p>
      <text:p text:style-name="P8"><text:tab/>scanf("%d",&amp;n);</text:p>
      <text:p text:style-name="P8"><text:tab/>triangle arr[n];</text:p>
      <text:p text:style-name="P8"><text:tab/>for(int i=0;i&lt;n;i++)</text:p>
      <text:p text:style-name="P8"><text:tab/>{</text:p>
      <text:p text:style-name="P8"><text:tab/><text:tab/>scanf("%d",&amp;(arr[i].a));</text:p>
      <text:p text:style-name="P8"><text:tab/><text:tab/>scanf("%d",&amp;(arr[i].b));</text:p>
      <text:p text:style-name="P8"><text:tab/><text:tab/>scanf("%d",&amp;(arr[i].c));</text:p>
      <text:p text:style-name="P8"><text:tab/>}</text:p>
      <text:p text:style-name="P8"><text:tab/>sort_by_area(arr,n);</text:p>
      <text:p text:style-name="P8"><text:tab/>return 0;</text:p>
      <text:p text:style-name="P5">}</text:p>
      <text:p text:style-name="P2"/>
      <text:p text:style-name="P2">Program_2:</text:p>
      <text:p text:style-name="P3"><text:tab/><text:span text:style-name="T2">#include &lt;stdio.h&gt;</text:span></text:p>
      <text:p text:style-name="P7">#include &lt;stdlib.h&gt;</text:p>
      <text:p text:style-name="P7">#include &lt;string.h&gt;</text:p>
      <text:p text:style-name="P7">int lexicographic_sort(const char* a, const char* b) {</text:p>
      <text:p text:style-name="P7"/>
      <text:p text:style-name="P7">return strcmp(a, b);</text:p>
      <text:p text:style-name="P7">}</text:p>
      <text:p text:style-name="P7"/>
      <text:p text:style-name="P7">int lexicographic_sort_reverse(const char* a, const char* b) {</text:p>
      <text:p text:style-name="P7"><text:s text:c="4"/>return strcmp(b, a);</text:p>
      <text:p text:style-name="P7"/>
      <text:p text:style-name="P7">}</text:p>
      <text:p text:style-name="P7">int distinct_chars(const char *a)</text:p>
      <text:p text:style-name="P7">{</text:p>
      <text:p text:style-name="P7"><text:s text:c="4"/>int dist = 0;</text:p>
      <text:p text:style-name="P7"><text:s text:c="3"/></text:p>
      <text:p text:style-name="P7"><text:s text:c="4"/>while (*a != '\0') {</text:p>
      <text:p text:style-name="P7"><text:s text:c="8"/>if (!strchr(a + 1, *a))</text:p>
      <text:p text:style-name="P7"><text:s text:c="12"/>dist++;</text:p>
      <text:p text:style-name="P7"><text:s text:c="8"/>a++;</text:p>
      <text:p text:style-name="P7"><text:s text:c="4"/>}</text:p>
      <text:p text:style-name="P7"><text:s text:c="4"/>return dist;</text:p>
      <text:p text:style-name="P7">}</text:p>
      <text:p text:style-name="P7"/>
      <text:p text:style-name="P7">int sort_by_number_of_distinct_characters(const char* a, const char* b) </text:p>
      <text:p text:style-name="P7">{</text:p>
      <text:p text:style-name="P7"><text:s text:c="4"/>int res = distinct_chars(a) - distinct_chars(b);</text:p>
      <text:p text:style-name="P7"><text:s text:c="4"/>return (res) ? res : lexicographic_sort(a, b);</text:p>
      <text:p text:style-name="P7"><text:soft-page-break/><text:s text:c="4"/></text:p>
      <text:p text:style-name="P7">}</text:p>
      <text:p text:style-name="P7"/>
      <text:p text:style-name="P7">int sort_by_length(const char* a, const char* b) </text:p>
      <text:p text:style-name="P7">{</text:p>
      <text:p text:style-name="P7"><text:s text:c="4"/>int res = strlen(a) - strlen(b);</text:p>
      <text:p text:style-name="P7"><text:s text:c="4"/>return (res) ? res : lexicographic_sort(a, b);</text:p>
      <text:p text:style-name="P7"/>
      <text:p text:style-name="P7">}</text:p>
      <text:p text:style-name="P7"/>
      <text:p text:style-name="P7">void string_sort(char** arr,const int len,int (*cmp_func)(const char* a, const char* b))</text:p>
      <text:p text:style-name="P7">{</text:p>
      <text:p text:style-name="P7"><text:s text:c="4"/>int sorted = 0;</text:p>
      <text:p text:style-name="P7"><text:s text:c="4"/>while (!sorted) {</text:p>
      <text:p text:style-name="P7"><text:s text:c="8"/>sorted = 1;</text:p>
      <text:p text:style-name="P7"><text:s text:c="8"/>for (int i = 0; i &lt; len - 1; i++) {</text:p>
      <text:p text:style-name="P7"><text:s text:c="12"/>if (cmp_func(arr[i], arr[i + 1]) &gt; 0) {</text:p>
      <text:p text:style-name="P7"><text:s text:c="16"/>char *tmp = arr[i];</text:p>
      <text:p text:style-name="P7"><text:s text:c="16"/>arr[i] = arr[i + 1];</text:p>
      <text:p text:style-name="P7"><text:s text:c="16"/>arr[i + 1] = tmp;</text:p>
      <text:p text:style-name="P7"><text:s text:c="16"/>sorted = 0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>int main()</text:p>
      <text:p text:style-name="P7">{</text:p>
      <text:p text:style-name="P7">int num,i,j;</text:p>
      <text:p text:style-name="P7"/>
      <text:p text:style-name="P7"/>
      <text:p text:style-name="P7"><text:s text:c="8"/>char *a;</text:p>
      <text:p text:style-name="P7"><text:s text:c="8"/>printf("enter the no of strings ypu want\n");</text:p>
      <text:p text:style-name="P7"><text:s text:c="8"/>scanf("%d",&amp;num);</text:p>
      <text:p text:style-name="P7"><text:s text:c="8"/>char *str[num];</text:p>
      <text:p text:style-name="P7"><text:s text:c="8"/>for(i=0;i&lt;num;i++)</text:p>
      <text:p text:style-name="P7"><text:s text:c="8"/>str[i]=malloc(15);</text:p>
      <text:p text:style-name="P7"><text:s text:c="8"/>printf("enter the strings\n");</text:p>
      <text:p text:style-name="P7"><text:s text:c="8"/>for(i=0;i&lt;num;i++)</text:p>
      <text:p text:style-name="P7"><text:s text:c="8"/>scanf("%s",str[i]);</text:p>
      <text:p text:style-name="P7"/>
      <text:p text:style-name="P7"/>
      <text:p text:style-name="P7"><text:s text:c="16"/>for (i = 0; i &lt; num-1; i++)</text:p>
      <text:p text:style-name="P7"><text:s text:c="6"/>{</text:p>
      <text:p text:style-name="P7"><text:s text:c="4"/>// Last i elements are already in place <text:s/></text:p>
      <text:p text:style-name="P7"><text:soft-page-break/><text:s text:c="4"/>for (j = 0; j &lt; num-i-1; j++)</text:p>
      <text:p text:style-name="P7"><text:s text:c="8"/>if (strcmp(str[j],str[j+1])==0)</text:p>
      <text:p text:style-name="P7"><text:s text:c="8"/>{</text:p>
      <text:p text:style-name="P7"><text:s text:c="11"/>// swap(&amp;str[j], &amp;str[j+1]); <text:s/></text:p>
      <text:p text:style-name="P7"/>
      <text:p text:style-name="P7"><text:tab/>lexicographic_sort(strj,str[j+1])</text:p>
      <text:p text:style-name="P7"><text:s text:c="8"/>/* <text:s text:c="7"/>strcpy(a,str[j]);</text:p>
      <text:p text:style-name="P7"><text:s text:c="16"/>strcpy(str[j],str[j+1]);</text:p>
      <text:p text:style-name="P7"><text:s text:c="16"/>strcpy(str[j+1],a);*/</text:p>
      <text:p text:style-name="P7"/>
      <text:p text:style-name="P7"/>
      <text:p text:style-name="P7"/>
      <text:p text:style-name="P7"><text:s text:c="8"/>}</text:p>
      <text:p text:style-name="P7"><text:s text:c="8"/>}</text:p>
      <text:p text:style-name="P7"><text:s text:c="7"/></text:p>
      <text:p text:style-name="P7"/>
      <text:p text:style-name="P7"><text:s text:c="8"/>for(i=0;i&lt;num;i++)</text:p>
      <text:p text:style-name="P7"><text:s text:c="8"/>scanf("%s",str[i]);</text:p>
      <text:p text:style-name="P7"/>
      <text:p text:style-name="P7"/>
      <text:p text:style-name="P7"><text:s text:c="16"/>for (i = 0; i &lt; num-1; i++)</text:p>
      <text:p text:style-name="P7"><text:s text:c="6"/>{</text:p>
      <text:p text:style-name="P7"><text:s text:c="4"/>// Last i elements are already in place <text:s/></text:p>
      <text:p text:style-name="P7"><text:s text:c="4"/>for (j = 0; j &lt; num-i-1; j++)</text:p>
      <text:p text:style-name="P7"><text:s text:c="8"/>if (strcmp(str[j],str[j+1])==0)</text:p>
      <text:p text:style-name="P7"><text:s text:c="8"/>{</text:p>
      <text:p text:style-name="P7"><text:s text:c="11"/>// swap(&amp;str[j], &amp;str[j+1]); <text:s/></text:p>
      <text:p text:style-name="P7"/>
      <text:p text:style-name="P7"><text:tab/>lexicographic_sort(strj,str[j+1])</text:p>
      <text:p text:style-name="P7"><text:s text:c="8"/>/* <text:s text:c="7"/>strcpy(a,str[j]);</text:p>
      <text:p text:style-name="P7"><text:s text:c="16"/>strcpy(str[j],str[j+1]);</text:p>
      <text:p text:style-name="P7"><text:s text:c="16"/>strcpy(str[j+1],a);*/</text:p>
      <text:p text:style-name="P7"/>
      <text:p text:style-name="P7"/>
      <text:p text:style-name="P7"/>
      <text:p text:style-name="P7"><text:s text:c="8"/>}</text:p>
      <text:p text:style-name="P7"><text:s text:c="8"/>}</text:p>
      <text:p text:style-name="P7"><text:s text:c="7"/></text:p>
      <text:p text:style-name="P7"/>
      <text:p text:style-name="P7"/>
      <text:p text:style-name="P7"/>
      <text:p text:style-name="P7"/>
      <text:p text:style-name="P7"><text:s text:c="16"/>for (i = 0; i &lt; num-1; i++)</text:p>
      <text:p text:style-name="P7"><text:s text:c="6"/>{</text:p>
      <text:p text:style-name="P7"><text:s text:c="4"/>// Last i elements are already in place <text:s/></text:p>
      <text:p text:style-name="P7"><text:soft-page-break/><text:s text:c="4"/>for (j = 0; j &lt; num-i-1; j++)</text:p>
      <text:p text:style-name="P7"><text:s text:c="8"/>if (strcmp(str[j],str[j+1])==0)</text:p>
      <text:p text:style-name="P7"><text:s text:c="8"/>{</text:p>
      <text:p text:style-name="P7"><text:s text:c="11"/>// swap(&amp;str[j], &amp;str[j+1]); <text:s/></text:p>
      <text:p text:style-name="P7"><text:tab/>sort_by_length(str[j],str[j+1]);</text:p>
      <text:p text:style-name="P7"><text:s/></text:p>
      <text:p text:style-name="P7"/>
      <text:p text:style-name="P7"/>
      <text:p text:style-name="P7"/>
      <text:p text:style-name="P7"><text:s text:c="8"/>}</text:p>
      <text:p text:style-name="P7"><text:s text:c="8"/>}</text:p>
      <text:p text:style-name="P7"><text:s text:c="7"/></text:p>
      <text:p text:style-name="P7"/>
      <text:p text:style-name="P7"/>
      <text:p text:style-name="P7"/>
      <text:p text:style-name="P7"><text:s text:c="16"/>for (i = 0; i &lt; num-1; i++)</text:p>
      <text:p text:style-name="P7"><text:s text:c="6"/>{</text:p>
      <text:p text:style-name="P7"><text:s text:c="4"/>// Last i elements are already in place <text:s/></text:p>
      <text:p text:style-name="P7"><text:s text:c="4"/>for (j = 0; j &lt; num-i-1; j++)</text:p>
      <text:p text:style-name="P7"><text:s text:c="8"/>if (strcmp(str[j],str[j+1])==0)</text:p>
      <text:p text:style-name="P7"><text:s text:c="8"/>{</text:p>
      <text:p text:style-name="P7"><text:s text:c="11"/>// swap(&amp;str[j], &amp;str[j+1]); <text:s/></text:p>
      <text:p text:style-name="P7"/>
      <text:p text:style-name="P7"><text:tab/>sort_by_number_of_distinct_characters(str[j],str[j-1]);</text:p>
      <text:p text:style-name="P7"><text:s text:c="6"/></text:p>
      <text:p text:style-name="P7"/>
      <text:p text:style-name="P7"/>
      <text:p text:style-name="P7"/>
      <text:p text:style-name="P7"><text:s text:c="8"/>}</text:p>
      <text:p text:style-name="P7"><text:s text:c="8"/>}</text:p>
      <text:p text:style-name="P7"><text:s text:c="7"/></text:p>
      <text:p text:style-name="P7">}</text:p>
      <text:p text:style-name="P2"><text:tab/></text:p>
      <text:p text:style-name="P4">program_3:</text:p>
      <text:p text:style-name="P4"/>
      <text:p text:style-name="P6">#include&lt;stdio.h&gt;</text:p>
      <text:p text:style-name="P6">int main()</text:p>
      <text:p text:style-name="P6">{</text:p>
      <text:p text:style-name="P6"><text:tab/>int n,v;</text:p>
      <text:p text:style-name="P6"><text:tab/>printf("enter number\n");</text:p>
      <text:p text:style-name="P6"><text:tab/>scanf("%d",&amp;n);</text:p>
      <text:p text:style-name="P6"><text:tab/>int i,j,l,m,k;</text:p>
      <text:p text:style-name="P6"><text:tab/>for(i=0;i&lt;n;i++)</text:p>
      <text:p text:style-name="P6"><text:tab/>{</text:p>
      <text:p text:style-name="P6"><text:tab/><text:tab/>v=0;</text:p>
      <text:p text:style-name="P6"><text:soft-page-break/><text:tab/><text:tab/>k=96+n;</text:p>
      <text:p text:style-name="P6"><text:tab/><text:tab/>for(j=0;j&lt;(n+i);j++)</text:p>
      <text:p text:style-name="P6"><text:tab/><text:tab/>{</text:p>
      <text:p text:style-name="P6"><text:tab/><text:tab/><text:tab/>if(j&lt;((n-1)-i))</text:p>
      <text:p text:style-name="P6"><text:tab/><text:tab/><text:tab/><text:tab/>printf("--");</text:p>
      <text:p text:style-name="P6"><text:tab/><text:tab/><text:tab/>else if(j&lt;n)</text:p>
      <text:p text:style-name="P6"><text:tab/><text:tab/><text:tab/>{</text:p>
      <text:p text:style-name="P6"><text:tab/><text:tab/><text:tab/><text:tab/>printf("%c-",k);</text:p>
      <text:p text:style-name="P6"><text:tab/><text:tab/><text:tab/><text:tab/>k--;</text:p>
      <text:p text:style-name="P6"><text:tab/><text:tab/><text:tab/>}</text:p>
      <text:p text:style-name="P6"><text:tab/><text:tab/><text:tab/>else</text:p>
      <text:p text:style-name="P6"><text:tab/><text:tab/><text:tab/>{</text:p>
      <text:p text:style-name="P6"><text:tab/><text:tab/><text:tab/><text:tab/>if(v==0)</text:p>
      <text:p text:style-name="P6"><text:tab/><text:tab/><text:tab/><text:tab/><text:tab/>k++;</text:p>
      <text:p text:style-name="P6"><text:tab/><text:tab/><text:tab/><text:tab/>k++;</text:p>
      <text:p text:style-name="P6"><text:tab/><text:tab/><text:tab/><text:tab/>printf("%c-",k);</text:p>
      <text:p text:style-name="P6"><text:tab/><text:tab/><text:tab/><text:tab/>v++;</text:p>
      <text:p text:style-name="P6"><text:tab/><text:tab/><text:tab/>}</text:p>
      <text:p text:style-name="P6"><text:tab/><text:tab/>}</text:p>
      <text:p text:style-name="P6"><text:tab/><text:tab/>printf("\n");</text:p>
      <text:p text:style-name="P6"><text:tab/>}</text:p>
      <text:p text:style-name="P6"><text:tab/>int k1=96+n;</text:p>
      <text:p text:style-name="P6"><text:tab/>for(l=0;l&lt;(n-1);l++)</text:p>
      <text:p text:style-name="P6"><text:tab/>{</text:p>
      <text:p text:style-name="P6"><text:tab/><text:tab/>int v1=0;</text:p>
      <text:p text:style-name="P6"><text:tab/><text:tab/>for(m=0;m&lt;((2*n)-l-2);m++)</text:p>
      <text:p text:style-name="P6"><text:tab/><text:tab/>{</text:p>
      <text:p text:style-name="P6"><text:tab/><text:tab/><text:tab/>if(m&lt;=l)</text:p>
      <text:p text:style-name="P6"><text:tab/><text:tab/><text:tab/><text:tab/>printf("--");</text:p>
      <text:p text:style-name="P6"><text:tab/><text:tab/><text:tab/>else if(m&lt;n)</text:p>
      <text:p text:style-name="P6"><text:tab/><text:tab/><text:tab/>{</text:p>
      <text:p text:style-name="P6"><text:tab/><text:tab/><text:tab/><text:tab/>printf("%c-",k1);</text:p>
      <text:p text:style-name="P6"><text:tab/><text:tab/><text:tab/><text:tab/>k1--;</text:p>
      <text:p text:style-name="P6"><text:tab/><text:tab/><text:tab/>}</text:p>
      <text:p text:style-name="P6"><text:tab/><text:tab/><text:tab/>else </text:p>
      <text:p text:style-name="P6"><text:tab/><text:tab/><text:tab/>{</text:p>
      <text:p text:style-name="P6"><text:tab/><text:tab/><text:tab/><text:tab/>if(v1==0)</text:p>
      <text:p text:style-name="P6"><text:tab/><text:tab/><text:tab/><text:tab/><text:tab/>k1++;</text:p>
      <text:p text:style-name="P6"><text:tab/><text:tab/><text:tab/><text:tab/>k1++;</text:p>
      <text:p text:style-name="P6"><text:tab/><text:tab/><text:tab/><text:tab/>printf("%c-",k1);</text:p>
      <text:p text:style-name="P6"><text:tab/><text:tab/><text:tab/><text:tab/>v1++;</text:p>
      <text:p text:style-name="P6"><text:tab/><text:tab/><text:tab/>}</text:p>
      <text:p text:style-name="P6"><text:tab/><text:tab/>}</text:p>
      <text:p text:style-name="P6"><text:tab/><text:tab/>printf("\n");</text:p>
      <text:p text:style-name="P6"><text:tab/>}</text:p>
      <text:p text:style-name="P6"><text:soft-page-break/>}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20.527896997</meta:creation-date>
    <dc:date>2019-09-21T13:14:28.248791892</dc:date>
    <meta:editing-duration>PT6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237" meta:word-count="496" meta:character-count="4269" meta:non-whitespace-character-count="3044"/>
  </office:meta>
</office:document-meta>
</file>